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WorkExperience.36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953c55"/>
    </style:style>
    <style:style style:name="T101" style:family="text">
      <style:text-properties officeooo:rsid="019b8942"/>
    </style:style>
    <style:style style:name="T102" style:family="text">
      <style:text-properties officeooo:rsid="01a64a49"/>
    </style:style>
    <style:style style:name="T103" style:family="text">
      <style:text-properties officeooo:rsid="01a8684d"/>
    </style:style>
    <style:style style:name="T104" style:family="text">
      <style:text-properties officeooo:rsid="01a9bb84"/>
    </style:style>
    <style:style style:name="T105" style:family="text">
      <style:text-properties officeooo:rsid="013dee83"/>
    </style:style>
    <style:style style:name="T106" style:family="text">
      <style:text-properties style:text-underline-style="none"/>
    </style:style>
    <style:style style:name="T107" style:family="text">
      <style:text-properties officeooo:rsid="01d4ab70"/>
    </style:style>
    <style:style style:name="T108" style:family="text">
      <style:text-properties officeooo:rsid="01d86f97"/>
    </style:style>
    <style:style style:name="T109" style:family="text">
      <style:text-properties officeooo:rsid="01d9d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9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6"/>
            <text:p text:style-name="P15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6"><text:span text:style-name="T9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277290435005801659" text:style-name="L1">
              <text:list-item>
                <text:p text:style-name="P10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0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  <text:p text:style-name="P68">I‘<text:span text:style-name="T100">ve worked</text:span> on projects in a variety of domains, from supercomputing to the digital humanities. <text:span text:style-name="T101">My strengths are a solid foundation in Computer Science, a range of hands-on skills, critical thinking, a systematic approach to new problems, attention to detail, high personal standards, a strong work ethic, and the ability to work autonomously. I am a lifelong learner and avid reader, especially of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82">Education</text:p>
          </table:table-cell>
        </table:table-row>
        <table:table-row>
          <table:table-cell table:style-name="Education.A2" office:value-type="float" office:value="2009">
            <text:p text:style-name="P41">2009</text:p>
          </table:table-cell>
          <table:table-cell table:style-name="Education.A1" office:value-type="string">
            <text:p text:style-name="P95"><text:span text:style-name="T1">Ph.D., Computer Science</text:span><text:span text:style-name="T3">,</text:span><text:span text:style-name="T1"> </text:span>University of Cambridge</text:p>
            <text:list xml:id="list5644126908338469677" text:style-name="L2">
              <text:list-item>
                <text:p text:style-name="P11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1">2005</text:p>
          </table:table-cell>
          <table:table-cell table:style-name="Education.A1" office:value-type="string">
            <text:p text:style-name="P95"><text:span text:style-name="T1">Diplom Informatiker</text:span><text:span text:style-name="T3">,</text:span><text:span text:style-name="T1"> </text:span>Technische Universität Berlin</text:p>
            <text:list xml:id="list3699737236166129077" text:style-name="L3">
              <text:list-item>
                <text:p text:style-name="P112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1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82">Projects</text:p>
          </table:table-cell>
        </table:table-row>
        <table:table-row>
          <table:table-cell table:style-name="WorkExperience.A1" office:value-type="string">
            <text:p text:style-name="P48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9"><text:span text:style-name="T79">Columbia University</text:span><text:span text:style-name="T75"> / </text:span><text:span text:style-name="T78">New York, NY USA and remote</text:span></text:p>
            <text:p text:style-name="P60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91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2">G<text:span text:style-name="T85">enerated code for models and services in TypeScript and Java</text:span></text:p>
            <text:p text:style-name="P76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Polygon Analytics</text:span></text:p>
            <text:p text:style-name="P59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75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6">9/2014 – ongoing</text:p>
          </table:table-cell>
          <table:table-cell table:style-name="WorkExperience.A1" office:value-type="string">
            <text:p text:style-name="P10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4">New York, NY USA and remote</text:p>
            <text:p text:style-name="P108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80"><text:span text:style-name="T105">Backend p</text:span>rototyping in Python<text:span text:style-name="T106">:</text:span></text:p>
            <text:list xml:id="list205841161184278" text:continue-list="list7277290435005801659" text:style-name="L1">
              <text:list-item>
                <text:p text:style-name="P113"><text:span text:style-name="T42">Classified signup responses and mapped form inputs </text:span>using numpy/scipy/scikit-learn</text:p>
              </text:list-item>
            </text:list>
            <text:p text:style-name="P71"><text:span text:style-name="T68">Backend p</text:span><text:span text:style-name="T64">roduction rewrite in Java</text:span>:</text:p>
            <text:list xml:id="list205840639838764" text:continue-numbering="true" text:style-name="L1">
              <text:list-item>
                <text:p text:style-name="P11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6"><text:soft-page-break/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7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25"><text:span text:style-name="T109">Reported metrics</text:span> to InfluxDB</text:p>
              </text:list-item>
              <text:list-item>
                <text:p text:style-name="P118"><text:span text:style-name="T108">Created</text:span> <text:span text:style-name="T46">administrative</text:span> user interface in Vaadin</text:p>
              </text:list-item>
              <text:list-item>
                <text:p text:style-name="P119">Set up Jenkins continuous integration</text:p>
              </text:list-item>
              <text:list-item>
                <text:p text:style-name="P120"><text:span text:style-name="T91">Deployed with </text:span>Docker+Compose on real hardware</text:p>
              </text:list-item>
            </text:list>
            <text:p text:style-name="P79"><text:span text:style-name="T69">Frontend</text:span>:</text:p>
            <text:list xml:id="list205841391536558" text:continue-numbering="true" text:style-name="L1">
              <text:list-item>
                <text:p text:style-name="P121">Assumed responsibility for <text:span text:style-name="T97">a </text:span>three year-old Bootstrap+Backbone.js+Marionette.js code base in JavaScript</text:p>
              </text:list-item>
              <text:list-item>
                <text:p text:style-name="P121">Incrementally migrated code from JavaScript to TypeScript</text:p>
              </text:list-item>
              <text:list-item>
                <text:p text:style-name="P121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7/2012 – ongoing</text:p>
          </table:table-cell>
          <table:table-cell table:style-name="WorkExperience.A1" office:value-type="string">
            <text:p text:style-name="P99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8">Tronics Software LLC / Stirling, NJ USA <text:span text:style-name="T41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7">Activities</text:p>
          </table:table-cell>
          <table:table-cell table:style-name="WorkExperience.A1" office:value-type="string">
            <text:p text:style-name="P81"><text:span text:style-name="T64">TeraScript </text:span><text:span text:style-name="T65">Server </text:span><text:span text:style-name="T64">8</text:span>:</text:p>
            <text:p text:style-name="P63">Rewrote TeraScript 7 in Java while maintaining strict backwards compatibility:</text:p>
            <text:list xml:id="list205841644780713" text:continue-numbering="true" text:style-name="L1">
              <text:list-item>
                <text:p text:style-name="P122"><text:span text:style-name="T107">Grammar</text:span>-based compilers for <text:span text:style-name="T52">TML</text:span> and associated little languages <text:span text:style-name="T107">using ANTLR</text:span></text:p>
              </text:list-item>
              <text:list-item>
                <text:p text:style-name="P122">Tree interpreters for TML, <text:span text:style-name="T52">TAF, and TCF</text:span></text:p>
              </text:list-item>
              <text:list-item>
                <text:p text:style-name="P124">Versioned OSGi <text:span text:style-name="T32">bundles with Maven and Apache Felix</text:span></text:p>
              </text:list-item>
              <text:list-item>
                <text:p text:style-name="P123">Library of standard functions, <text:span text:style-name="T33">primitive types, and collections</text:span> with extensive unit tests</text:p>
              </text:list-item>
            </text:list>
            <text:p text:style-name="P78"><text:span text:style-name="T64">TeraScript </text:span><text:span text:style-name="T65">Server </text:span><text:span text:style-name="T64">7</text:span> (formerly Witango <text:span text:style-name="T34">Server</text:span>):</text:p>
            <text:p text:style-name="P54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4">Eliminated diverging platform-specific build systems (on Win32, Linux, and OS X) in favor of CMake and ported the code base to Win64 using Visual C++ 2012</text:p>
            <text:p text:style-name="P54">Designed and implemented a SQL generator that visits dialect-specific trees of SQL-99 constructs</text:p>
            <text:p text:style-name="P64"><text:span text:style-name="T66">TeraScribe 8</text:span>:</text:p>
            <text:p text:style-name="P5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7">Subcontracting</text:span>:</text:p>
            <text:p text:style-name="P56">Debugged production installations of TeraScript Server 7 and 8</text:p>
            <text:p text:style-name="P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72"/>
          </table:table-cell>
        </table:table-row>
        <table:table-row>
          <table:table-cell table:style-name="WorkExperience.A1" office:value-type="string">
            <text:p text:style-name="P45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2">Drug name comparison project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4">and a bigram-based orthographic algorithm (BI-SIM) </text:span>as a PostgreSQL C extension</text:p>
            <text:p text:style-name="P70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5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3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7">Created a command-line <text:span text:style-name="T7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</text:span><text:soft-page-break/><text:span text:style-name="T71">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7">3/2013 – 7/2013</text:p>
          </table:table-cell>
          <table:table-cell table:style-name="WorkExperience.A1" office:value-type="string">
            <text:p text:style-name="P99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7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90">Designed and implemented a Model-View-Controller-based Java web application with Guice-injected <text:span text:style-name="T84">micro</text:span>services backed by Amazon S3</text:p>
            <text:p text:style-name="P90">Authenticated and authorized users with Shiro</text:p>
            <text:p text:style-name="P6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9">12/2011 – 6/2012</text:p>
          </table:table-cell>
          <table:table-cell table:style-name="WorkExperience.A1" office:value-type="string">
            <text:p text:style-name="P99">Haystack: performance monitoring platform for online businesses</text:p>
            <text:p text:style-name="P88">GrokIO LLC / New York, NY USA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53">Designed an agent (Python) and manager (Java with Spring Security+MVC and Guice) architecture for gathering, storing, and querying time series data and metadata</text:p>
            <text:list xml:id="list8949205269834853212" text:style-name="L4">
              <text:list-header>
                <text:p text:style-name="P115">Implemented time series databases from scratch using relational tables and memory-mapped files</text:p>
                <text:p text:style-name="P114">Wrote RFC 3986 grammar-based URL and URN parsers using Ragel (Java) and pyparsing (Python)</text:p>
                <text:p text:style-name="P114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205840042923372" text:continue-numbering="true" text:style-name="L4">
              <text:list-item>
                <text:p text:style-name="P126">Open source monitoring systems: Nagios, Ganglia, collectl, Graphite</text:p>
              </text:list-item>
              <text:list-item>
                <text:p text:style-name="P126">Open source server software: Apache httpd, nginx, MySQL, memcached, MongoDB, JMX</text:p>
              </text:list-item>
              <text:list-item>
                <text:p text:style-name="P126">Platform interfaces: procfs, sysctl, WMI, SNMP</text:p>
              </text:list-item>
              <text:list-item>
                <text:p text:style-name="P126">Third party APIs: Google Analytics, MailChimp, Spring Social, Amazon CloudWatch</text:p>
              </text:list-item>
            </text:list>
            <text:p text:style-name="P77">Supervised user experience and graphic designers in Ukraine</text:p>
            <text:p text:style-name="P62">Implemented a client-side user interface with the Google Web Toolkit, starting from wireframes:</text:p>
            <text:list xml:id="list205840502902782" text:continue-numbering="true" text:style-name="L4">
              <text:list-item>
                <text:p text:style-name="P126">Architectural best practices: Model-View-Presenter; event bus; activities and places</text:p>
              </text:list-item>
              <text:list-item>
                <text:p text:style-name="P126">Custom widgets: date time range picker, cell table pager, search box, selection tree</text:p>
              </text:list-item>
              <text:list-item>
                <text:p text:style-name="P12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8/2011 – 12/2011</text:p>
          </table:table-cell>
          <table:table-cell table:style-name="WorkExperience.A1" office:value-type="string">
            <text:p text:style-name="P99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7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89">Designed, implemented, documented, and successfully deployed warehouse integration code in Java (back end) and PHP (administrative front end)</text:p>
            <text:p text:style-name="P88">Wrote a Thrift compiler and targets in Python+pyparsing to generate Java and PHP from Thrift definitions</text:p>
            <text:p text:style-name="P9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5/2011 – 8/2011</text:p>
          </table:table-cell>
          <table:table-cell table:style-name="WorkExperience.A1" office:value-type="string">
            <text:p text:style-name="P99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7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  <text:p text:style-name="P23"/>
            <text:p text:style-name="P23"/>
          </table:table-cell>
          <table:table-cell table:style-name="WorkExperience.A1" office:value-type="string">
            <text:p text:style-name="P88">Synthesized a realistic benchmark for front-line web servers from statistical analyses of nginx access logs</text:p>
            <text:p text:style-name="P88">Significantly reduced network bandwidth and latency on <text:s/>production servers with targeted optimizations</text:p>
            <text:p text:style-name="P9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4/2011</text:p>
          </table:table-cell>
          <table:table-cell table:style-name="WorkExperience.A1" office:value-type="string">
            <text:p text:style-name="P99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7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05840874613854" text:continue-numbering="true" text:style-name="L4">
              <text:list-item>
                <text:p text:style-name="P129">inspired by POSIX, FUSE, Boost.Filesystem, and Java NIO.2</text:p>
              </text:list-item>
              <text:list-item>
                <text:p text:style-name="P129">X10 and native code for the Java and C++ source-to-source compilation backends</text:p>
              </text:list-item>
              <text:list-item>
                <text:p text:style-name="P129">Scatter/gather I/O, aligned buffers, memory-mapped files, advisory locking</text:p>
                <text:p text:style-name="P131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34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ext:soft-page-break/>
        <table:table-row table:style-name="WorkExperience.36"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9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7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5208292139753903856" text:style-name="L5">
              <text:list-header>
                <text:p text:style-name="P132">Finished two major LXFS releases, used in numerous deployments</text:p>
                <text:p text:style-name="P12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5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8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8067936384637391846" text:style-name="L6">
              <text:list-item>
                <text:p text:style-name="P130">FUSE and Dokan (Windows FUSE-like library) interfaces</text:p>
              </text:list-item>
              <text:list-item>
                <text:p text:style-name="P130">Multiple pipelined ONC-RPC streams to a a single server</text:p>
              </text:list-item>
              <text:list-item>
                <text:p text:style-name="P130">Staged, event-driven concurrency for robust performance under load</text:p>
              </text:list-item>
              <text:list-item>
                <text:p text:style-name="P130">Close-to-open file caching with per-file page sizes</text:p>
              </text:list-item>
              <text:list-item>
                <text:p text:style-name="P130">Automatic failover between file replicas on timeout</text:p>
              </text:list-item>
              <text:list-item>
                <text:p text:style-name="P130">Heavily benchmarked under different I/O loads (iobench, dbench, metadata benchmarks)</text:p>
                <text:p text:style-name="P133">Finished two major XtreemFS releases, both used in production</text:p>
                <text:p text:style-name="P12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5" office:value-type="string">
            <text:p text:style-name="P83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01">SQL Fundamentals and Python Fundamentals workshops for Ph.D. students and post-doctoral researchers in the natural sciences</text:p>
            <text:p text:style-name="P98">Iowa State University / Ames, IA USA</text:p>
          </table:table-cell>
        </table:table-row>
        <table:table-row>
          <table:table-cell table:style-name="Table2.A3" office:value-type="string">
            <text:p text:style-name="P30"/>
          </table:table-cell>
          <table:table-cell table:style-name="Table2.B5" office:value-type="string">
            <text:p text:style-name="P96"/>
          </table:table-cell>
        </table:table-row>
        <table:table-row>
          <table:table-cell table:style-name="Table2.A5" office:value-type="string">
            <text:p text:style-name="P26">2002 – 2004</text:p>
          </table:table-cell>
          <table:table-cell table:style-name="Table2.B5" office:value-type="string">
            <text:p text:style-name="P103">Technical supervision of Masters' theses</text:p>
            <text:p text:style-name="P102">Oklahoma State University / Tulsa, OK USA</text:p>
          </table:table-cell>
        </table:table-row>
        <table:table-row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102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00">Mathematics <text:span text:style-name="T38">tutoring</text:span> for 6th and 7th graders</text:p>
            <text:p text:style-name="P97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4"><text:span text:style-name="T102">Computer Skills</text:span> 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5"><text:span text:style-name="T102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4">Hobbies</text:p>
          </table:table-cell>
          <table:table-cell table:style-name="Table5.A1" office:value-type="string">
            <text:p text:style-name="P17">Reading <text:span text:style-name="T104">(history, biography, popular science)</text:span>; photography; Tai <text:span text:style-name="T103">chi; open source softwar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1-26T20:58:39.407000000</dc:date>
    <meta:editing-duration>P1DT11H6M23S</meta:editing-duration>
    <meta:editing-cycles>915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80" meta:word-count="1625" meta:character-count="11622" meta:non-whitespace-character-count="10199"/>
  </office:meta>
</office:document-meta>
</file>